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3">
      <style:paragraph-properties fo:break-before="page"/>
      <style:text-properties officeooo:paragraph-rsid="00009d5a"/>
    </style:style>
    <style:style style:name="P3" style:family="paragraph" style:parent-style-name="Standard">
      <style:text-properties officeooo:rsid="00009d5a" officeooo:paragraph-rsid="00009d5a"/>
    </style:style>
    <style:style style:name="P4" style:family="paragraph" style:parent-style-name="Standard">
      <style:paragraph-properties fo:text-align="center" style:justify-single-word="false"/>
      <style:text-properties officeooo:rsid="00009d5a" officeooo:paragraph-rsid="00009d5a"/>
    </style:style>
    <style:style style:name="P5" style:family="paragraph" style:parent-style-name="Standard">
      <style:text-properties fo:font-style="italic" officeooo:rsid="00009d5a" officeooo:paragraph-rsid="00009d5a" style:font-style-asian="italic" style:font-style-complex="italic"/>
    </style:style>
    <style:style style:name="P6" style:family="paragraph" style:parent-style-name="Standard">
      <style:text-properties officeooo:rsid="0013c176" officeooo:paragraph-rsid="00009d5a"/>
    </style:style>
    <style:style style:name="P7" style:family="paragraph" style:parent-style-name="Standard" style:list-style-name="L1">
      <style:text-properties officeooo:rsid="0013c176" officeooo:paragraph-rsid="00009d5a"/>
    </style:style>
    <style:style style:name="P8" style:family="paragraph" style:parent-style-name="Standard">
      <style:text-properties officeooo:rsid="0012156c" officeooo:paragraph-rsid="00009d5a"/>
    </style:style>
    <style:style style:name="P9" style:family="paragraph" style:parent-style-name="Standard">
      <style:text-properties officeooo:rsid="0020c111" officeooo:paragraph-rsid="00009d5a"/>
    </style:style>
    <style:style style:name="P10" style:family="paragraph" style:parent-style-name="Standard">
      <style:text-properties officeooo:rsid="00178b90" officeooo:paragraph-rsid="00009d5a"/>
    </style:style>
    <style:style style:name="P11" style:family="paragraph" style:parent-style-name="Standard">
      <style:text-properties officeooo:rsid="0014047d" officeooo:paragraph-rsid="00009d5a"/>
    </style:style>
    <style:style style:name="P12" style:family="paragraph" style:parent-style-name="Standard">
      <style:text-properties officeooo:rsid="00026124" officeooo:paragraph-rsid="00026124"/>
    </style:style>
    <style:style style:name="P13" style:family="paragraph" style:parent-style-name="Standard">
      <style:text-properties officeooo:rsid="00026124" officeooo:paragraph-rsid="0003b5db"/>
    </style:style>
    <style:style style:name="P14" style:family="paragraph" style:parent-style-name="Standard">
      <style:text-properties officeooo:rsid="00027cec" officeooo:paragraph-rsid="00027cec"/>
    </style:style>
    <style:style style:name="P15" style:family="paragraph" style:parent-style-name="Standard">
      <style:text-properties officeooo:rsid="0003b5db" officeooo:paragraph-rsid="0003b5db"/>
    </style:style>
    <style:style style:name="P16" style:family="paragraph" style:parent-style-name="Standard">
      <style:text-properties style:font-name="Courier New" fo:font-size="8pt" officeooo:rsid="0003b5db" officeooo:paragraph-rsid="0003b5db" style:font-size-asian="8pt" style:font-size-complex="8pt"/>
    </style:style>
    <style:style style:name="P17" style:family="paragraph" style:parent-style-name="Standard">
      <style:paragraph-properties fo:break-before="page"/>
      <style:text-properties style:font-name="Courier New" fo:font-size="8pt" officeooo:rsid="0003b5db" officeooo:paragraph-rsid="0003b5db" style:font-size-asian="8pt" style:font-size-complex="8pt"/>
    </style:style>
    <style:style style:name="P18" style:family="paragraph" style:parent-style-name="Standard">
      <style:text-properties officeooo:rsid="0003f497" officeooo:paragraph-rsid="0003f497"/>
    </style:style>
    <style:style style:name="P19" style:family="paragraph" style:parent-style-name="Standard">
      <style:text-properties officeooo:rsid="00044128" officeooo:paragraph-rsid="00044128"/>
    </style:style>
    <style:style style:name="P20" style:family="paragraph" style:parent-style-name="Standard">
      <style:text-properties officeooo:rsid="00044128" officeooo:paragraph-rsid="00068f12"/>
    </style:style>
    <style:style style:name="P21" style:family="paragraph" style:parent-style-name="Standard">
      <style:text-properties officeooo:rsid="000511ab" officeooo:paragraph-rsid="000511ab"/>
    </style:style>
    <style:style style:name="P22" style:family="paragraph" style:parent-style-name="Standard">
      <style:text-properties officeooo:rsid="00068f12" officeooo:paragraph-rsid="00068f12"/>
    </style:style>
    <style:style style:name="P23" style:family="paragraph" style:parent-style-name="Standard">
      <style:text-properties officeooo:rsid="00085ef4" officeooo:paragraph-rsid="00085ef4"/>
    </style:style>
    <style:style style:name="T1" style:family="text">
      <style:text-properties officeooo:rsid="00009d5a"/>
    </style:style>
    <style:style style:name="T2" style:family="text">
      <style:text-properties officeooo:rsid="0014047d"/>
    </style:style>
    <style:style style:name="T3" style:family="text">
      <style:text-properties officeooo:rsid="0013c17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3c176"/>
    </style:style>
    <style:style style:name="T6" style:family="text">
      <style:text-properties style:font-name="Courier New"/>
    </style:style>
    <style:style style:name="T7" style:family="text">
      <style:text-properties officeooo:rsid="0020f809"/>
    </style:style>
    <style:style style:name="T8" style:family="text">
      <style:text-properties officeooo:rsid="0019f84a"/>
    </style:style>
    <style:style style:name="T9" style:family="text">
      <style:text-properties officeooo:rsid="0019537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text-position="0% 100%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officeooo:rsid="00027cec"/>
    </style:style>
    <style:style style:name="T14" style:family="text">
      <style:text-properties officeooo:rsid="0003b5db"/>
    </style:style>
    <style:style style:name="T15" style:family="text">
      <style:text-properties officeooo:rsid="0003f497"/>
    </style:style>
    <style:style style:name="T16" style:family="text">
      <style:text-properties officeooo:rsid="00044128"/>
    </style:style>
    <style:style style:name="T17" style:family="text">
      <style:text-properties officeooo:rsid="000511ab"/>
    </style:style>
    <style:style style:name="T18" style:family="text">
      <style:text-properties officeooo:rsid="00068f12"/>
    </style:style>
    <style:style style:name="T19" style:family="text">
      <style:text-properties officeooo:rsid="000885d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gnostic Language Bias</text:p>
      <text:p text:style-name="P4">by Sven Nilsen, 2024</text:p>
      <text:p text:style-name="P3"/>
      <text:p text:style-name="P5">In this paper I show that Agnosticism of any kind has a language bias that can not use excluded middle and the Sesh axiom at the same time. It is fine to use either, but not both.</text:p>
      <text:p text:style-name="P3"/>
      <text:p text:style-name="P8">In the debate about Theism vs Atheism vs Agnosticism, I came across a discussion where a person used sets to clarify the positions <text:span text:style-name="T3">why Atheism is distinct from Agnosticism</text:span><text:span text:style-name="T5"><text:reference-ref text:reference-format="text" text:ref-name="clarified definitions">[1]</text:reference-ref></text:span><text:span text:style-name="T3">:</text:span></text:p>
      <text:p text:style-name="P8"/>
      <text:list xml:id="list3972280693" text:style-name="L1">
        <text:list-item>
          <text:p text:style-name="P7">Theist: Anyone who believes it is more probable than not that a deity exists.</text:p>
        </text:list-item>
        <text:list-item>
          <text:p text:style-name="P7">Atheist: Anyone who is not in the set “theist”.</text:p>
        </text:list-item>
        <text:list-item>
          <text:p text:style-name="P7">Gnostic: Anyone who makes the positive claim that a deity does or does not exist.</text:p>
        </text:list-item>
        <text:list-item>
          <text:p text:style-name="P7">Agnostic: Anyone who is not in the set “gnostic”.</text:p>
        </text:list-item>
      </text:list>
      <text:p text:style-name="P6"/>
      <text:p text:style-name="P6">The problem is that Agnostics might agree with the proposition that a deity either exists or does not exists, given that the deity is well defined. <text:span text:style-name="T2">The argument is clear for a debate, but formally I think it is ambiguous and upon exploring what this meant in logic, I came up with </text:span><text:span text:style-name="T1">the following proof:</text:span></text:p>
      <text:p text:style-name="P6"/>
      <text:p text:style-name="P9"><text:span text:style-name="T6">∵</text:span><text:tab/><text:span text:style-name="T8">!~</text:span><text:span text:style-name="T15">(</text:span><text:span text:style-name="T9">Theism^true) </text:span><text:span text:style-name="T8">&amp; !</text:span><text:span text:style-name="T9">~(false^Theism)</text:span></text:p>
      <text:p text:style-name="P9"><text:span text:style-name="T6">∴</text:span><text:tab/><text:span text:style-name="T8">~!</text:span><text:span text:style-name="T15">(</text:span><text:span text:style-name="T9">Theism^true) </text:span><text:span text:style-name="T8">&amp; !</text:span><text:span text:style-name="T9">~(false^Theism)</text:span><text:span text:style-name="T8"><text:tab/><text:tab/></text:span><text:span text:style-name="T7">using Sesh</text:span></text:p>
      <text:p text:style-name="P9"><text:span text:style-name="T6">∴</text:span><text:tab/><text:span text:style-name="T8">~</text:span><text:span text:style-name="T15">(</text:span><text:span text:style-name="T7">false^Theism</text:span><text:span text:style-name="T15">)</text:span><text:span text:style-name="T9"> </text:span><text:span text:style-name="T8">&amp; !</text:span><text:span text:style-name="T9">~(false^Theism)</text:span><text:span text:style-name="T8"><text:tab/><text:tab/></text:span><text:span text:style-name="T7">using excluded middle</text:span></text:p>
      <text:p text:style-name="P9"><text:span text:style-name="T6">∴</text:span><text:tab/><text:span text:style-name="T7">false</text:span></text:p>
      <text:p text:style-name="P9"/>
      <text:p text:style-name="P3">The result is that Agnosticism has a language bias built into it that can not allow use of excluded middle and the Sesh axiom at the same time.</text:p>
      <text:p text:style-name="P3"/>
      <text:p text:style-name="P12">The excluded middle is an axiom, which in HOOO EP<text:span text:style-name="T4"><text:reference-ref text:reference-format="text" text:ref-name="hooo">[2]</text:reference-ref></text:span><text:span text:style-name="T11"> is written as following</text:span>:</text:p>
      <text:p text:style-name="P12"/>
      <text:p text:style-name="P12"><text:tab/>(a | !a)^true<text:tab/>for all `a`</text:p>
      <text:p text:style-name="P12"/>
      <text:p text:style-name="P12">The Sesh axiom in HOOO EP (for more information, see “Overview of Path Semantical Logics”<text:span text:style-name="T4"><text:reference-ref text:reference-format="text" text:ref-name="overview of path semantical logics">[3]</text:reference-ref></text:span>):</text:p>
      <text:p text:style-name="P12"/>
      <text:p text:style-name="P12"><text:tab/>(!~a == ~!a)^true<text:tab/>for all `a`</text:p>
      <text:p text:style-name="P12"/>
      <text:p text:style-name="P12"><text:span text:style-name="T13">Most logicians know that w</text:span>hen excluded middle is added to constructive logic, one gets classical logic. However, the Sesh axiom is much more mysterious. <text:span text:style-name="T13">Here, the easiest way to think of it is that if you have some proposition `a`, there is a proposition `~a` that hold all information about some set of people who believe `a`. We do not know in detail what the proposition `~a` implies, but neither do we care as long we can prove the theorems we need to make progress.</text:span></text:p>
      <text:p text:style-name="P12"/>
      <text:p text:style-name="P15">The following is a tautology in HOOO EP:<text:tab/><text:span text:style-name="T13">(a | !a)^true → (!(a^true) == false^a)^true<text:tab/>for all `a`</text:span></text:p>
      <text:p text:style-name="P13"><text:span text:style-name="T14">For proof, see Lemma 1 in Appendix A. It means, under excluded middle one can get tautological equality, which is needed for substituting the argument of the path semantical qubit operator `~`. Therefore, `</text:span><text:span text:style-name="T8">~!</text:span><text:span text:style-name="T9">(</text:span><text:span text:style-name="T14">a</text:span><text:span text:style-name="T9">^true)</text:span><text:span text:style-name="T14">` becomes `</text:span><text:span text:style-name="T8">~</text:span><text:span text:style-name="T7">false^</text:span><text:span text:style-name="T14">a`.</text:span><text:line-break/></text:p>
      <text:p text:style-name="P14">The Sesh axiom tells us that when we negate the proposition `~a` to `!~a`, which might be thought of as inverting the set of people who believe `a`, this set is equal to a second set of people. This second set of people are those who believe `!a`, described as `~!a`. <text:span text:style-name="T14">In standard Path Semantics, the Sesh axiom is assumed, so this means that Agnosticism in standard Path Semantics is constructive.</text:span></text:p>
      <text:h text:style-name="P2" text:outline-level="3">References:</text:h>
      <text:p text:style-name="P6"/>
      <text:p text:style-name="P6"><text:reference-mark-start text:name="clarified definitions"/>[1]<text:reference-mark-end text:name="clarified definitions"/><text:tab/>“Comment on clarified definitions of Theism vs Atheism vs Agnosticism”</text:p>
      <text:p text:style-name="P6"><text:tab/><text:a xlink:type="simple" xlink:href="https://old.reddit.com/r/DebateAnAtheist/comments/1fdnsd4/new_atheist_epistemology/lmhkb3l/" text:style-name="Internet_20_link" text:visited-style-name="Visited_20_Internet_20_Link"><text:span text:style-name="T10">https://old.reddit.com/r/DebateAnAtheist/comments/1fdnsd4/new_atheist_epistemology/lmhkb3l/</text:span></text:a></text:p>
      <text:p text:style-name="P11"/>
      <text:p text:style-name="P10"><text:reference-mark-start text:name="hooo"/>[<text:span text:style-name="T1">2</text:span>]<text:reference-mark-end text:name="hooo"/><text:tab/>“Hooo”</text:p>
      <text:p text:style-name="P10"><text:tab/>AdvancedResearch – Propositional logic with exponentials<text:line-break/><text:tab/><text:a xlink:type="simple" xlink:href="https://github.com/advancedresearch/hooo" text:style-name="Internet_20_link" text:visited-style-name="Visited_20_Internet_20_Link"><text:span text:style-name="T10">https://github.com/advancedresearch/hooo</text:span></text:a></text:p>
      <text:p text:style-name="P10"/>
      <text:p text:style-name="P12"><text:reference-mark-start text:name="overview of path semantical logics"/>[3]<text:reference-mark-end text:name="overview of path semantical logics"/><text:tab/>“Overview of Path Semantical Logics”</text:p>
      <text:p text:style-name="P12"><text:tab/>Sven Nilsen, 2024</text:p>
      <text:p text:style-name="P12"><text:tab/><text:a xlink:type="simple" xlink:href="https://github.com/advancedresearch/path_semantics/blob/master/papers-wip2/overview-of-path-semantical-logics.pdf" text:style-name="Internet_20_link" text:visited-style-name="Visited_20_Internet_20_Link"><text:span text:style-name="T12">https://github.com/advancedresearch/path_semantics/blob/master/papers-wip2/overview-of-path-semantical-logics.pdf</text:span></text:a></text:p>
      <text:p text:style-name="P12"/>
      <text:p text:style-name="P12"/>
      <text:h text:style-name="P1" text:outline-level="3">Appendix A:</text:h>
      <text:p text:style-name="P15"/>
      <text:p text:style-name="P16">fn lemma_1 : (a | !a)^true -&gt; (!(a^true) == false^a)^true {</text:p>
      <text:p text:style-name="P16"><text:s text:c="4"/>use std::pow_transitivity;</text:p>
      <text:p text:style-name="P16"><text:s text:c="4"/>use std::tauto_hooo_or;</text:p>
      <text:p text:style-name="P16"/>
      <text:p text:style-name="P16"><text:s text:c="4"/>x : (a | !a)^true;</text:p>
      <text:p text:style-name="P16"/>
      <text:p text:style-name="P16"><text:s text:c="4"/>fn f1 : a^true | (!a)^true -&gt; !(a^true) == false^a {</text:p>
      <text:p text:style-name="P16"><text:s text:c="8"/>use std::imply_lift;</text:p>
      <text:p text:style-name="P16"><text:s text:c="8"/>use std::refl;</text:p>
      <text:p text:style-name="P16"><text:s text:c="8"/>use std::tauto_not_to_para;</text:p>
      <text:p text:style-name="P16"><text:s text:c="8"/>use std::triv;</text:p>
      <text:p text:style-name="P16"/>
      <text:p text:style-name="P16"><text:s text:c="8"/>x : a^true | (!a)^true;</text:p>
      <text:p text:style-name="P16"/>
      <text:p text:style-name="P16"><text:s text:c="8"/>lam f : !(a^true) =&gt; false^a {</text:p>
      <text:p text:style-name="P16"/>
      <text:p text:style-name="P16"><text:s text:c="12"/>y : !(a^true);</text:p>
      <text:p text:style-name="P16"/>
      <text:p text:style-name="P16"><text:s text:c="12"/>lam f : a^true =&gt; false^a {</text:p>
      <text:p text:style-name="P16"><text:s text:c="16"/>z : a^true;</text:p>
      <text:p text:style-name="P16"><text:s text:c="16"/>let z2 = y(z) : false;</text:p>
      <text:p text:style-name="P16"><text:s text:c="16"/>let r = match z2 : false^a;</text:p>
      <text:p text:style-name="P16"><text:s text:c="16"/>return r;</text:p>
      <text:p text:style-name="P16"><text:s text:c="12"/>}</text:p>
      <text:p text:style-name="P16"><text:s text:c="12"/>lam g : (!a)^true =&gt; false^a {</text:p>
      <text:p text:style-name="P16"><text:s text:c="16"/>z : (!a)^true;</text:p>
      <text:p text:style-name="P16"><text:s text:c="16"/>let r = tauto_not_to_para(z) : false^a;</text:p>
      <text:p text:style-name="P16"><text:s text:c="16"/>return r;</text:p>
      <text:p text:style-name="P16"><text:s text:c="12"/>}</text:p>
      <text:p text:style-name="P16"><text:s text:c="12"/>let r = match x (f, g) : false^a;</text:p>
      <text:p text:style-name="P16"><text:s text:c="12"/>return r;</text:p>
      <text:p text:style-name="P16"><text:s text:c="8"/>}</text:p>
      <text:p text:style-name="P16"><text:s text:c="8"/>lam g : false^a =&gt; !(a^true) {</text:p>
      <text:p text:style-name="P16"><text:s text:c="12"/>y : false^a;</text:p>
      <text:p text:style-name="P16"/>
      <text:p text:style-name="P16"><text:s text:c="12"/>lam f : a^true =&gt; !(a^true) {</text:p>
      <text:p text:style-name="P16"><text:s text:c="16"/>z : a^true;</text:p>
      <text:p text:style-name="P16"><text:s text:c="16"/>let z2 = triv(z) : a;</text:p>
      <text:p text:style-name="P16"><text:s text:c="16"/>let z3 = y(z2) : false;</text:p>
      <text:p text:style-name="P16"><text:s text:c="16"/>let r = match z3 : !(a^true);</text:p>
      <text:p text:style-name="P16"><text:s text:c="16"/>return r;</text:p>
      <text:p text:style-name="P16"><text:s text:c="12"/>}</text:p>
      <text:p text:style-name="P16"><text:s text:c="12"/>lam g : !(a^true) {</text:p>
      <text:p text:style-name="P16"><text:s text:c="16"/>z : a^true;</text:p>
      <text:p text:style-name="P16"><text:s text:c="16"/>let z2 = triv(z) : a;</text:p>
      <text:p text:style-name="P16"><text:s text:c="16"/>let r = y(z2) : false;</text:p>
      <text:p text:style-name="P16"><text:s text:c="16"/>return r;</text:p>
      <text:p text:style-name="P16"><text:s text:c="12"/>}</text:p>
      <text:p text:style-name="P16"><text:s text:c="12"/>let g2 = imply_lift(g) : (!a)^true =&gt; !(a^true);</text:p>
      <text:p text:style-name="P16"><text:s text:c="12"/>let r = match x (f, g2) : !(a^true);</text:p>
      <text:p text:style-name="P16"><text:s text:c="12"/>return r;</text:p>
      <text:p text:style-name="P16"><text:s text:c="8"/>}</text:p>
      <text:p text:style-name="P16"><text:s text:c="8"/>let r = refl(f, g) : !(a^true) == false^a;</text:p>
      <text:p text:style-name="P16"><text:s text:c="8"/>return r;</text:p>
      <text:p text:style-name="P16"><text:s text:c="4"/>}</text:p>
      <text:p text:style-name="P16"/>
      <text:p text:style-name="P16"><text:s text:c="4"/>let x2 = tauto_hooo_or(x) : (a^true | (!a)^true)^true;</text:p>
      <text:p text:style-name="P16"><text:s text:c="4"/>let r = pow_transitivity(x2, f1) : (!(a^true) == false^a)^true;</text:p>
      <text:p text:style-name="P16"><text:s text:c="4"/>return r;</text:p>
      <text:p text:style-name="P16">}<text:line-break/></text:p>
      <text:p text:style-name="P17">fn lemma_2 : (a | !a)^true -&gt; (a^true == a)^true {</text:p>
      <text:p text:style-name="P16"><text:s text:c="4"/>use std::pow_transitivity;</text:p>
      <text:p text:style-name="P16"><text:s text:c="4"/>use std::tauto_hooo_or;</text:p>
      <text:p text:style-name="P16"/>
      <text:p text:style-name="P16"><text:s text:c="4"/>x : (a | !a)^true;</text:p>
      <text:p text:style-name="P16"/>
      <text:p text:style-name="P16"><text:s text:c="4"/>fn f : (a^true | (!a)^true) -&gt; (a^true == a) {</text:p>
      <text:p text:style-name="P16"><text:s text:c="8"/>use std::imply_lift;</text:p>
      <text:p text:style-name="P16"><text:s text:c="8"/>use std::refl;</text:p>
      <text:p text:style-name="P16"><text:s text:c="8"/>use std::triv;</text:p>
      <text:p text:style-name="P16"/>
      <text:p text:style-name="P16"><text:s text:c="8"/>y : a^true | (!a)^true;</text:p>
      <text:p text:style-name="P16"/>
      <text:p text:style-name="P16"><text:s text:c="8"/>lam f : a^true =&gt; (a^true == a) {</text:p>
      <text:p text:style-name="P16"><text:s text:c="12"/>z : a^true;</text:p>
      <text:p text:style-name="P16"><text:s text:c="12"/>let z2 = triv(z) : a;</text:p>
      <text:p text:style-name="P16"><text:s text:c="12"/>let f = imply_lift(z2) : a^true =&gt; a;</text:p>
      <text:p text:style-name="P16"><text:s text:c="12"/>let g = imply_lift(z) : a =&gt; a^true;</text:p>
      <text:p text:style-name="P16"><text:s text:c="12"/>let r = refl(f, g) : a^true == a;</text:p>
      <text:p text:style-name="P16"><text:s text:c="12"/>return r;</text:p>
      <text:p text:style-name="P16"><text:s text:c="8"/>}</text:p>
      <text:p text:style-name="P16"><text:s text:c="8"/>lam g : (!a)^true =&gt; (a^true == a) {</text:p>
      <text:p text:style-name="P16"><text:s text:c="12"/>z : (!a)^true;</text:p>
      <text:p text:style-name="P16"><text:s text:c="12"/>lam f : a^true =&gt; a {</text:p>
      <text:p text:style-name="P16"><text:s text:c="16"/>z2 : a^true;</text:p>
      <text:p text:style-name="P16"><text:s text:c="16"/>let r = triv(z2) : a;</text:p>
      <text:p text:style-name="P16"><text:s text:c="16"/>return r;</text:p>
      <text:p text:style-name="P16"><text:s text:c="12"/>}</text:p>
      <text:p text:style-name="P16"><text:s text:c="12"/>lam g : a =&gt; a^true {</text:p>
      <text:p text:style-name="P16"><text:s text:c="16"/>z2 : a;</text:p>
      <text:p text:style-name="P16"><text:s text:c="16"/>let z3 = triv(z) : !a;</text:p>
      <text:p text:style-name="P16"><text:s text:c="16"/>let z4 = z3(z2) : false;</text:p>
      <text:p text:style-name="P16"><text:s text:c="16"/>let r = match z4 : a^true;</text:p>
      <text:p text:style-name="P16"><text:s text:c="16"/>return r;</text:p>
      <text:p text:style-name="P16"><text:s text:c="12"/>}</text:p>
      <text:p text:style-name="P16"><text:s text:c="12"/>let r = refl(f, g) : a^true == a;</text:p>
      <text:p text:style-name="P16"><text:s text:c="12"/>return r;</text:p>
      <text:p text:style-name="P16"><text:s text:c="8"/>}</text:p>
      <text:p text:style-name="P16"><text:s text:c="8"/>let r = match y (f, g) : a^true == a;</text:p>
      <text:p text:style-name="P16"><text:s text:c="8"/>return r;</text:p>
      <text:p text:style-name="P16"><text:s text:c="4"/>}</text:p>
      <text:p text:style-name="P16"/>
      <text:p text:style-name="P16"><text:s text:c="4"/>let x2 = tauto_hooo_or(x) : (a^true | (!a)^true)^true;</text:p>
      <text:p text:style-name="P16"><text:s text:c="4"/>let r = pow_transitivity(x2, f) : (a^true == a)^true;</text:p>
      <text:p text:style-name="P16"><text:s text:c="4"/>return r;</text:p>
      <text:p text:style-name="P16">}</text:p>
      <text:p text:style-name="Standard"/>
      <text:h text:style-name="P1" text:outline-level="3">Appendix B</text:h>
      <text:p text:style-name="P18"/>
      <text:p text:style-name="P20">Under the excluded middle, there are only Theists and Atheists.<text:line-break/><text:span text:style-name="T17">The Gnostic or Agnostic bias goes away.</text:span></text:p>
      <text:p text:style-name="P20"><text:span text:style-name="T18">Gnostic Theist becomes equal to Agnostic Theist</text:span><text:span text:style-name="T17">.</text:span></text:p>
      <text:p text:style-name="P20"><text:span text:style-name="T18">Gnostic Atheist becomes equal to Agnostic Atheist.</text:span></text:p>
      <text:p text:style-name="P20"><text:span text:style-name="T18">However, this does not imply that Agnosticism is absurd.</text:span><text:span text:style-name="T17"><text:line-break/></text:span></text:p>
      <text:p text:style-name="P20"><text:span text:style-name="T17">One can prove this using the following theorem </text:span><text:span text:style-name="T18">(for proof, see Lemma 2 in Appendix A)</text:span><text:span text:style-name="T17">:</text:span></text:p>
      <text:p text:style-name="P19"/>
      <text:p text:style-name="P19"><text:tab/>(a | !a)^true -&gt; (a^true == a)^true<text:tab/><text:tab/><text:span text:style-name="T17">for all `a`</text:span></text:p>
      <text:p text:style-name="P18"/>
      <text:p text:style-name="P18"/>
      <text:p text:style-name="P22">Gnosticism<text:tab/><text:tab/><text:tab/><text:span text:style-name="T8">~</text:span><text:span text:style-name="T15">(</text:span><text:span text:style-name="T9">Theism^true) </text:span>|<text:span text:style-name="T8"> </text:span><text:span text:style-name="T9">~(false^Theism)</text:span></text:p>
      <text:p text:style-name="P18"/>
      <text:p text:style-name="P22">Agnosticism<text:tab/><text:tab/><text:tab/><text:span text:style-name="T8">!~</text:span><text:span text:style-name="T15">(</text:span><text:span text:style-name="T9">Theism^true) </text:span><text:span text:style-name="T8">&amp; !</text:span><text:span text:style-name="T9">~(false^Theism)</text:span></text:p>
      <text:p text:style-name="P22"/>
      <text:p text:style-name="P22"><text:tab/>This is the same as `!(<text:span text:style-name="T8">~</text:span><text:span text:style-name="T15">(</text:span><text:span text:style-name="T9">Theism^true) </text:span>|<text:span text:style-name="T8"> </text:span><text:span text:style-name="T9">~(false^Theism)</text:span>)`.</text:p>
      <text:p text:style-name="P18"/>
      <text:p text:style-name="P18"><text:tab/><text:span text:style-name="T18">Under excluded middle and the Sesh axiom, Agnosticism becomes absurd.</text:span></text:p>
      <text:p text:style-name="P18"/>
      <text:p text:style-name="P18">Gnostic Theist<text:tab/><text:tab/><text:tab/>~(Theism^true)</text:p>
      <text:p text:style-name="P18"/>
      <text:p text:style-name="P18">Gnostic Atheist<text:tab/><text:tab/>~(false^Theism)</text:p>
      <text:p text:style-name="P18"/>
      <text:p text:style-name="P18"><text:tab/>This is the same as `~((!Theism)^true)`.</text:p>
      <text:p text:style-name="P18"/>
      <text:p text:style-name="P18"><text:tab/><text:span text:style-name="T18">O</text:span>ne can prove that under excluded middle and the Sesh axiom <text:span text:style-name="T18">that</text:span></text:p>
      <text:p text:style-name="P18"><text:tab/><text:span text:style-name="T16">all</text:span> <text:span text:style-name="T16">people who are not theists are atheists. If either axiom holds but not both, or neither,<text:line-break/><text:tab/>then one can no longer prove that people who are not theists are atheists.<text:line-break/><text:tab/>Since the Sesh axiom is assumed by default in standard Path Semantics,<text:line-break/><text:tab/>this means that Atheism is constructive in standard Path Semantics.</text:span></text:p>
      <text:p text:style-name="P18"/>
      <text:p text:style-name="P19">Agnostic Theist<text:tab/><text:tab/><text:span text:style-name="T17">~Theism</text:span></text:p>
      <text:p text:style-name="P19"/>
      <text:p text:style-name="P21">Agnostic Atheist<text:tab/><text:tab/>~!Theism</text:p>
      <text:p text:style-name="P21"/>
      <text:p text:style-name="P23">Theist<text:tab/><text:tab/><text:tab/><text:tab/>~Theism | ~(Theism^true)</text:p>
      <text:p text:style-name="P23"/>
      <text:p text:style-name="P23"><text:tab/>The set of theists is the union of the set of agnostic theists and gnostic theists.</text:p>
      <text:p text:style-name="P23"/>
      <text:p text:style-name="P23">Atheist<text:tab/><text:tab/><text:tab/><text:tab/>~!Theism | ~(false^Theism)</text:p>
      <text:p text:style-name="P23"/>
      <text:p text:style-name="P23"><text:tab/>The set of atheists is the union of the set of agnostic atheists and gnostic atheists.</text:p>
      <text:p text:style-name="P23"/>
      <text:p text:style-name="P23">In principle, a person can be both agnostic theist and gnostic theist.</text:p>
      <text:p text:style-name="P23">These two sets can overlap and the intersection can be assigned some additional meaning,</text:p>
      <text:p text:style-name="P23">such as a person hold<text:span text:style-name="T19">ing</text:span> some agnostic theist beliefs and some gnostic theist beliefs.</text:p>
      <text:p text:style-name="P23">The same principle holds for atheists.</text:p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18T00:33:58.775697276</meta:creation-date>
    <dc:date>2024-09-18T02:11:07.656853909</dc:date>
    <meta:editing-duration>PT3M21S</meta:editing-duration>
    <meta:editing-cycles>1</meta:editing-cycles>
    <meta:document-statistic meta:table-count="0" meta:image-count="0" meta:object-count="0" meta:page-count="5" meta:paragraph-count="150" meta:word-count="1202" meta:character-count="7726" meta:non-whitespace-character-count="5686"/>
    <meta:generator>LibreOffice/7.2.2.2$MacOSX_X86_64 LibreOffice_project/02b2acce88a210515b4a5bb2e46cbfb63fe97d56</meta:generator>
  </office:meta>
</office:document-meta>
</file>